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ainement GIT</text:p>
      <text:p text:style-name="P2"/>
      <text:p text:style-name="P2"/>
      <text:p text:style-name="P5">Pour ajouter des éléments à un projet GIT :</text:p>
      <text:p text:style-name="P4"/>
      <text:p text:style-name="P4">étape 1 : commencer par faire :</text:p>
      <text:p text:style-name="P2"/>
      <text:p text:style-name="P2">git add –all (pour selectionner les fichier à ajourter tous les nouveau fichier <text:s text:c="2"/><text:tab/><text:tab/> <text:s/>et dossier y comprit ceux qui ont été modifié)</text:p>
      <text:p text:style-name="P3">ou</text:p>
      <text:p text:style-name="P2">git add <text:span text:style-name="T2">nomDuFichier</text:span></text:p>
      <text:p text:style-name="P2"><text:span text:style-name="T4"/></text:p>
      <text:p text:style-name="P4"><text:span text:style-name="T3">étape 2 : faire un commit : </text:span></text:p>
      <text:p text:style-name="P2"><text:span text:style-name="T3"/></text:p>
      <text:p text:style-name="P2"><text:span text:style-name="T3">git commit -m « nomDeLaMiseajour »</text:span></text:p>
      <text:p text:style-name="P2"><text:span text:style-name="T3"/></text:p>
      <text:p text:style-name="P4"><text:span text:style-name="T3">étape 3 : faire un push :</text:span></text:p>
      <text:p text:style-name="P2"><text:span text:style-name="T3"/></text:p>
      <text:p text:style-name="P2"><text:span text:style-name="T3">git push ( pour ajouter les fichiers et dossiers selectionnés )</text:span></text:p>
      <text:p text:style-name="P2"><text:span text:style-name="T3"/></text:p>
      <text:p text:style-name="P2"><text:span text:style-name="T3"/></text:p>
      <text:p text:style-name="P5">Pour gérer les branches :</text:p>
      <text:p text:style-name="P2"/>
      <text:p text:style-name="P4">Pour créer une nouvelle branche :</text:p>
      <text:p text:style-name="P2"/>
      <text:p text:style-name="P2">git branch <text:span text:style-name="T2">nomDeLeBranche</text:span><text:span text:style-name="T1"> </text:span></text:p>
      <text:p text:style-name="P2"><text:span text:style-name="T3"/></text:p>
      <text:p text:style-name="P4"><text:span text:style-name="T3">Pour aller dans la nouvelle branche :</text:span></text:p>
      <text:p text:style-name="P2"><text:span text:style-name="T3"/></text:p>
      <text:p text:style-name="P2"><text:span text:style-name="T3">git checkout <text:s/></text:span><text:span text:style-name="T2">nomDeLeBranche</text:span></text:p>
      <text:p text:style-name="P2"><text:span text:style-name="T4"/></text:p>
      <text:p text:style-name="P4"><text:span text:style-name="T3">Pour à la fois créer la nouvelle branche et ce déplacer :</text:span></text:p>
      <text:p text:style-name="P2"><text:span text:style-name="T3"/></text:p>
      <text:p text:style-name="P2"><text:span text:style-name="T3">git checkout -b </text:span><text:span text:style-name="T2">nomDeLeBranche</text:span></text:p>
      <text:p text:style-name="P2"><text:span text:style-name="T4"/></text:p>
      <text:p text:style-name="P4"><text:span text:style-name="T3">Pour savoir sur quel branche on se trouve :</text:span></text:p>
      <text:p text:style-name="P2"><text:span text:style-name="T3"/></text:p>
      <text:p text:style-name="P2"><text:span text:style-name="T3">git stat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1T08:56:32.47</meta:creation-date>
    <dc:date>2022-02-21T09:26:49.66</dc:date>
    <meta:editing-duration>PT30M16S</meta:editing-duration>
    <meta:editing-cycles>5</meta:editing-cycles>
    <meta:generator>OpenOffice/4.1.11$Win32 OpenOffice.org_project/4111m1$Build-9808</meta:generator>
    <meta:document-statistic meta:table-count="0" meta:image-count="0" meta:object-count="0" meta:page-count="1" meta:paragraph-count="19" meta:word-count="126" meta:character-count="683"/>
  </office:meta>
</office:document-meta>
</file>